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400503F726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61d8a" officeooo:paragraph-rsid="00161d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701cm, 6.759cm, 1.349cm, 1.6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an GII CRUD yang bernar </text:p>
      <text:p text:style-name="P1"/>
      <text:p text:style-name="P1"><draw:frame draw:style-name="fr1" draw:name="Image1" text:anchor-type="paragraph" svg:width="15.963cm" svg:height="16.715cm" draw:z-index="0"><draw:image xlink:href="Pictures/100000000000050000000400503F72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 ARRAF HAKAM</meta:initial-creator>
    <meta:creation-date>2015-11-24T14:45:14.250000000</meta:creation-date>
    <dc:date>2015-11-24T14:50:58.015000000</dc:date>
    <dc:creator>M. ARRAF HAKAM</dc:creator>
    <meta:editing-duration>P0D</meta:editing-duration>
    <meta:editing-cycles>1</meta:editing-cycles>
    <meta:document-statistic meta:table-count="0" meta:image-count="1" meta:object-count="0" meta:page-count="1" meta:paragraph-count="1" meta:word-count="5" meta:character-count="31" meta:non-whitespace-character-count="26"/>
    <meta:generator>LibreOffice/4.2.8.2$Windows_x86 LibreOffice_project/48d50dbfc06349262c9d50868e5c1f630a573ebd</meta:generator>
  </office:meta>
</office:document-meta>
</file>